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2.752cm" style:rel-column-width="1560*"/>
    </style:style>
    <style:style style:name="Идентификация_5f_устройства.D" style:display-name="Идентификация_устройства.D" style:family="table-column">
      <style:table-column-properties style:column-width="1.455cm" style:rel-column-width="825*"/>
    </style:style>
    <style:style style:name="Идентификация_5f_устройства.E" style:display-name="Идентификация_устройства.E" style:family="table-column">
      <style:table-column-properties style:column-width="4.018cm" style:rel-column-width="2278*"/>
    </style:style>
    <style:style style:name="Идентификация_5f_устройства.F" style:display-name="Идентификация_устройства.F" style:family="table-column">
      <style:table-column-properties style:column-width="2.843cm" style:rel-column-width="1612*"/>
    </style:style>
    <style:style style:name="Идентификация_5f_устройства.G" style:display-name="Идентификация_устройства.G" style:family="table-column">
      <style:table-column-properties style:column-width="1.177cm" style:rel-column-width="667*"/>
    </style:style>
    <style:style style:name="Идентификация_5f_устройства.H" style:display-name="Идентификация_устройства.H" style:family="table-column">
      <style:table-column-properties style:column-width="1.737cm" style:rel-column-width="985*"/>
    </style:style>
    <style:style style:name="Идентификация_5f_устройства.I" style:display-name="Идентификация_устройства.I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I1" style:display-name="Идентификация_устройства.I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E2" style:display-name="Идентификация_устройства.E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I2" style:display-name="Идентификация_устройства.I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Идентификация_5f_устройства.A5" style:display-name="Идентификация_устройства.A5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Идентификация_5f_устройства.G5" style:display-name="Идентификация_устройства.G5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1005484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1005484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62639c" officeooo:paragraph-rsid="0062639c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fc3227" officeooo:paragraph-rsid="00fc322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f83cca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f83cca" officeooo:paragraph-rsid="00faf141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1054ee3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1054ee3" officeooo:paragraph-rsid="01054ee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3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4" style:family="paragraph" style:parent-style-name="Standard">
      <style:paragraph-properties fo:line-height="150%"/>
      <style:text-properties style:font-name="Liberation Sans" fo:font-weight="normal" officeooo:rsid="0107c88d" officeooo:paragraph-rsid="0107c88d" style:font-weight-asian="normal" style:font-weight-complex="normal"/>
    </style:style>
    <style:style style:name="P135" style:family="paragraph" style:parent-style-name="Standard">
      <style:text-properties style:font-name="Liberation Sans" officeooo:paragraph-rsid="0077bdf2"/>
    </style:style>
    <style:style style:name="P136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7" style:family="paragraph" style:parent-style-name="Standard">
      <style:text-properties style:font-name="Liberation Sans" officeooo:paragraph-rsid="00a518f8"/>
    </style:style>
    <style:style style:name="P138" style:family="paragraph" style:parent-style-name="Standard">
      <style:text-properties style:font-name="Liberation Sans" officeooo:paragraph-rsid="00983786"/>
    </style:style>
    <style:style style:name="P139" style:family="paragraph" style:parent-style-name="Standard">
      <style:text-properties officeooo:rsid="00c9dcbb" officeooo:paragraph-rsid="0016010c"/>
    </style:style>
    <style:style style:name="P140" style:family="paragraph" style:parent-style-name="Standard">
      <style:text-properties officeooo:paragraph-rsid="0016010c"/>
    </style:style>
    <style:style style:name="P14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4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9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line-height="150%"/>
      <style:text-properties officeooo:paragraph-rsid="0016010c"/>
    </style:style>
    <style:style style:name="P151" style:family="paragraph" style:parent-style-name="Standard">
      <style:paragraph-properties fo:line-height="150%"/>
      <style:text-properties officeooo:paragraph-rsid="00997817"/>
    </style:style>
    <style:style style:name="P152" style:family="paragraph" style:parent-style-name="Text_20_body">
      <style:text-properties officeooo:rsid="00a11082" officeooo:paragraph-rsid="00a11082"/>
    </style:style>
    <style:style style:name="P153" style:family="paragraph" style:parent-style-name="Text_20_body">
      <style:text-properties fo:font-weight="bold" officeooo:paragraph-rsid="009f81e8" style:font-weight-asian="bold" style:font-weight-complex="bold"/>
    </style:style>
    <style:style style:name="P154" style:family="paragraph" style:parent-style-name="Text_20_body">
      <style:text-properties officeooo:rsid="00cf557d" officeooo:paragraph-rsid="00d06474"/>
    </style:style>
    <style:style style:name="P155" style:family="paragraph" style:parent-style-name="Text_20_body">
      <style:text-properties officeooo:rsid="0104ee3d" officeooo:paragraph-rsid="0104ee3d"/>
    </style:style>
    <style:style style:name="P156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58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1005484" style:font-size-asian="12pt" style:font-weight-asian="bold" style:font-size-complex="12pt" style:font-weight-complex="bold"/>
    </style:style>
    <style:style style:name="P1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3" style:family="paragraph" style:parent-style-name="Heading_20_1" style:list-style-name="">
      <style:text-properties officeooo:paragraph-rsid="004a1300"/>
    </style:style>
    <style:style style:name="P164" style:family="paragraph" style:parent-style-name="Heading_20_1" style:list-style-name="">
      <style:text-properties officeooo:paragraph-rsid="0021476d"/>
    </style:style>
    <style:style style:name="P165" style:family="paragraph" style:parent-style-name="Heading_20_1">
      <style:paragraph-properties fo:break-before="page"/>
      <style:text-properties officeooo:paragraph-rsid="0021476d"/>
    </style:style>
    <style:style style:name="P166" style:family="paragraph" style:parent-style-name="Heading_20_1">
      <style:paragraph-properties fo:break-before="page"/>
      <style:text-properties style:font-name="Liberation Sans" officeooo:paragraph-rsid="00d73fe3"/>
    </style:style>
    <style:style style:name="P167" style:family="paragraph" style:parent-style-name="Heading_20_1">
      <style:paragraph-properties fo:break-before="page"/>
      <style:text-properties style:font-name="Liberation Sans" officeooo:paragraph-rsid="009f81e8"/>
    </style:style>
    <style:style style:name="P168" style:family="paragraph" style:parent-style-name="Heading_20_1">
      <style:text-properties officeooo:paragraph-rsid="0022b838"/>
    </style:style>
    <style:style style:name="P169" style:family="paragraph" style:parent-style-name="Heading_20_1">
      <style:paragraph-properties fo:break-before="page"/>
      <style:text-properties officeooo:paragraph-rsid="00cf557d"/>
    </style:style>
    <style:style style:name="P170" style:family="paragraph" style:parent-style-name="Heading_20_1" style:master-page-name="Standard">
      <style:paragraph-properties style:page-number="auto" fo:break-before="page"/>
      <style:text-properties officeooo:paragraph-rsid="0109491c"/>
    </style:style>
    <style:style style:name="P171" style:family="paragraph" style:parent-style-name="Heading_20_2">
      <style:paragraph-properties fo:break-before="page"/>
      <style:text-properties officeooo:paragraph-rsid="00a518f8"/>
    </style:style>
    <style:style style:name="P172" style:family="paragraph" style:parent-style-name="Heading_20_2">
      <style:paragraph-properties fo:break-before="page"/>
      <style:text-properties officeooo:paragraph-rsid="00c7feca"/>
    </style:style>
    <style:style style:name="P173" style:family="paragraph" style:parent-style-name="Heading_20_2">
      <style:text-properties officeooo:paragraph-rsid="0109491c"/>
    </style:style>
    <style:style style:name="P174" style:family="paragraph" style:parent-style-name="Heading_20_2">
      <style:paragraph-properties fo:break-before="page"/>
      <style:text-properties officeooo:paragraph-rsid="010b4e98"/>
    </style:style>
    <style:style style:name="P175" style:family="paragraph" style:parent-style-name="Heading_20_2">
      <style:paragraph-properties fo:break-before="page"/>
      <style:text-properties officeooo:paragraph-rsid="010cbed1"/>
    </style:style>
    <style:style style:name="P176" style:family="paragraph" style:parent-style-name="Heading_20_2">
      <style:paragraph-properties fo:break-before="page"/>
      <style:text-properties officeooo:paragraph-rsid="010d3b54"/>
    </style:style>
    <style:style style:name="P177" style:family="paragraph" style:parent-style-name="Heading_20_3">
      <style:text-properties officeooo:paragraph-rsid="004c109a"/>
    </style:style>
    <style:style style:name="P178" style:family="paragraph" style:parent-style-name="Heading_20_3">
      <style:text-properties officeooo:paragraph-rsid="0016010c"/>
    </style:style>
    <style:style style:name="P179" style:family="paragraph" style:parent-style-name="Heading_20_3">
      <style:text-properties officeooo:paragraph-rsid="0021476d"/>
    </style:style>
    <style:style style:name="P180" style:family="paragraph" style:parent-style-name="Heading_20_3">
      <style:text-properties officeooo:paragraph-rsid="00201306"/>
    </style:style>
    <style:style style:name="P181" style:family="paragraph" style:parent-style-name="Heading_20_3">
      <style:text-properties fo:language="ru" fo:country="RU" officeooo:rsid="00930ba7" officeooo:paragraph-rsid="0021476d"/>
    </style:style>
    <style:style style:name="P182" style:family="paragraph" style:parent-style-name="Heading_20_3">
      <style:text-properties fo:language="ru" fo:country="RU" officeooo:rsid="00930ba7" officeooo:paragraph-rsid="0077bdf2"/>
    </style:style>
    <style:style style:name="P183" style:family="paragraph" style:parent-style-name="Heading_20_3">
      <style:text-properties fo:language="ru" fo:country="RU" officeooo:rsid="00930ba7" officeooo:paragraph-rsid="00a518f8"/>
    </style:style>
    <style:style style:name="P184" style:family="paragraph" style:parent-style-name="Heading_20_3">
      <style:text-properties officeooo:rsid="007a5358" officeooo:paragraph-rsid="007a5358"/>
    </style:style>
    <style:style style:name="P185" style:family="paragraph" style:parent-style-name="Heading_20_3">
      <style:text-properties officeooo:paragraph-rsid="0077bdf2"/>
    </style:style>
    <style:style style:name="P186" style:family="paragraph" style:parent-style-name="Heading_20_3">
      <style:text-properties officeooo:paragraph-rsid="00a518f8"/>
    </style:style>
    <style:style style:name="P187" style:family="paragraph" style:parent-style-name="Heading_20_3">
      <style:text-properties officeooo:paragraph-rsid="00c7feca"/>
    </style:style>
    <style:style style:name="P188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89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90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91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92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93" style:family="paragraph" style:parent-style-name="Standard" style:list-style-name="">
      <style:paragraph-properties fo:line-height="150%"/>
      <style:text-properties officeooo:paragraph-rsid="0095582d"/>
    </style:style>
    <style:style style:name="P194" style:family="paragraph" style:parent-style-name="Standard" style:list-style-name="">
      <style:paragraph-properties fo:line-height="150%"/>
      <style:text-properties officeooo:paragraph-rsid="00a518f8"/>
    </style:style>
    <style:style style:name="P195" style:family="paragraph" style:parent-style-name="Text_20_body">
      <style:text-properties officeooo:paragraph-rsid="010cbed1"/>
    </style:style>
    <style:style style:name="P196" style:family="paragraph" style:parent-style-name="Text_20_body">
      <style:text-properties officeooo:paragraph-rsid="010d3b54"/>
    </style:style>
    <style:style style:name="P197" style:family="paragraph" style:parent-style-name="Text_20_body">
      <style:text-properties officeooo:paragraph-rsid="010efa0c"/>
    </style:style>
    <style:style style:name="P198" style:family="paragraph" style:parent-style-name="Text_20_body">
      <style:text-properties officeooo:rsid="00c660cb" officeooo:paragraph-rsid="00c7feca"/>
    </style:style>
    <style:style style:name="P199" style:family="paragraph" style:parent-style-name="Text_20_body">
      <style:text-properties officeooo:paragraph-rsid="0110a94a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fo:font-weight="normal" officeooo:rsid="007e33e3" style:font-weight-asian="normal" style:font-weight-complex="normal"/>
    </style:style>
    <style:style style:name="T13" style:family="text">
      <style:text-properties officeooo:rsid="0024fe81"/>
    </style:style>
    <style:style style:name="T14" style:family="text">
      <style:text-properties officeooo:rsid="00d4725a"/>
    </style:style>
    <style:style style:name="T15" style:family="text">
      <style:text-properties officeooo:rsid="0094f83d"/>
    </style:style>
    <style:style style:name="T16" style:family="text">
      <style:text-properties officeooo:rsid="00930ba7"/>
    </style:style>
    <style:style style:name="T17" style:family="text">
      <style:text-properties officeooo:rsid="009aeb74"/>
    </style:style>
    <style:style style:name="T18" style:family="text">
      <style:text-properties officeooo:rsid="00922964"/>
    </style:style>
    <style:style style:name="T19" style:family="text">
      <style:text-properties officeooo:rsid="00d4d07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cb4c24" style:font-size-asian="12pt" style:font-size-complex="12pt"/>
    </style:style>
    <style:style style:name="T23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0" style:family="text">
      <style:text-properties style:font-name="Liberation Sans" officeooo:rsid="00d5ec29"/>
    </style:style>
    <style:style style:name="T31" style:family="text">
      <style:text-properties style:font-name="Liberation Sans" officeooo:rsid="00bf095a"/>
    </style:style>
    <style:style style:name="T32" style:family="text">
      <style:text-properties style:font-name="Liberation Sans" officeooo:rsid="00882ad0"/>
    </style:style>
    <style:style style:name="T33" style:family="text">
      <style:text-properties style:font-name="Liberation Sans" officeooo:rsid="009f81e8"/>
    </style:style>
    <style:style style:name="T34" style:family="text">
      <style:text-properties style:font-name="Liberation Sans" officeooo:rsid="00a1f4d8"/>
    </style:style>
    <style:style style:name="T35" style:family="text">
      <style:text-properties style:font-name="Liberation Sans" officeooo:rsid="00d06474"/>
    </style:style>
    <style:style style:name="T36" style:family="text">
      <style:text-properties officeooo:rsid="00bb2ad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b1adeb" style:font-weight-asian="bold" style:font-weight-complex="bold"/>
    </style:style>
    <style:style style:name="T39" style:family="text">
      <style:text-properties fo:font-weight="bold" officeooo:rsid="00a67e6f" style:font-weight-asian="bold" style:font-weight-complex="bold"/>
    </style:style>
    <style:style style:name="T40" style:family="text">
      <style:text-properties fo:font-weight="bold" officeooo:rsid="00c88518" style:font-weight-asian="bold" style:font-weight-complex="bold"/>
    </style:style>
    <style:style style:name="T41" style:family="text">
      <style:text-properties fo:font-weight="bold" officeooo:rsid="00bb2adb" style:font-weight-asian="bold" style:font-weight-complex="bold"/>
    </style:style>
    <style:style style:name="T42" style:family="text">
      <style:text-properties fo:font-weight="bold" officeooo:rsid="0046a331" style:font-weight-asian="bold" style:font-weight-complex="bold"/>
    </style:style>
    <style:style style:name="T43" style:family="text">
      <style:text-properties fo:font-weight="bold" officeooo:rsid="010b4e98" style:font-weight-asian="bold" style:font-weight-complex="bold"/>
    </style:style>
    <style:style style:name="T44" style:family="text">
      <style:text-properties fo:font-weight="bold" officeooo:rsid="010d3b54" style:font-weight-asian="bold" style:font-weight-complex="bold"/>
    </style:style>
    <style:style style:name="T45" style:family="text">
      <style:text-properties fo:font-weight="bold" officeooo:rsid="010efa0c" style:font-weight-asian="bold" style:font-weight-complex="bold"/>
    </style:style>
    <style:style style:name="T46" style:family="text">
      <style:text-properties fo:font-weight="bold" officeooo:rsid="0110a94a" style:font-weight-asian="bold" style:font-weight-complex="bold"/>
    </style:style>
    <style:style style:name="T47" style:family="text">
      <style:text-properties officeooo:rsid="00bd0501"/>
    </style:style>
    <style:style style:name="T48" style:family="text">
      <style:text-properties style:use-window-font-color="true" loext:opacity="0%"/>
    </style:style>
    <style:style style:name="T49" style:family="text">
      <style:text-properties style:use-window-font-color="true" loext:opacity="0%" officeooo:rsid="00b1adeb"/>
    </style:style>
    <style:style style:name="T50" style:family="text">
      <style:text-properties style:use-window-font-color="true" loext:opacity="0%" officeooo:rsid="00c87a95"/>
    </style:style>
    <style:style style:name="T51" style:family="text">
      <style:text-properties style:use-window-font-color="true" loext:opacity="0%" officeooo:rsid="00c64160"/>
    </style:style>
    <style:style style:name="T52" style:family="text">
      <style:text-properties style:use-window-font-color="true" loext:opacity="0%" officeooo:rsid="00beeba1"/>
    </style:style>
    <style:style style:name="T53" style:family="text">
      <style:text-properties style:use-window-font-color="true" loext:opacity="0%" officeooo:rsid="001a39f4"/>
    </style:style>
    <style:style style:name="T54" style:family="text">
      <style:text-properties style:use-window-font-color="true" loext:opacity="0%" officeooo:rsid="007f3072"/>
    </style:style>
    <style:style style:name="T55" style:family="text">
      <style:text-properties style:use-window-font-color="true" loext:opacity="0%" style:text-position="super 58%" officeooo:rsid="009af829"/>
    </style:style>
    <style:style style:name="T56" style:family="text">
      <style:text-properties style:use-window-font-color="true" loext:opacity="0%" style:text-position="super 58%" officeooo:rsid="00acfee4"/>
    </style:style>
    <style:style style:name="T57" style:family="text">
      <style:text-properties style:use-window-font-color="true" loext:opacity="0%" style:text-position="super 58%" officeooo:rsid="00bada2f"/>
    </style:style>
    <style:style style:name="T58" style:family="text">
      <style:text-properties style:use-window-font-color="true" loext:opacity="0%" style:text-position="super 58%" officeooo:rsid="00a31b42"/>
    </style:style>
    <style:style style:name="T59" style:family="text">
      <style:text-properties style:use-window-font-color="true" loext:opacity="0%" style:text-position="super 58%" officeooo:rsid="00c05805"/>
    </style:style>
    <style:style style:name="T60" style:family="text">
      <style:text-properties style:use-window-font-color="true" loext:opacity="0%" style:text-position="0% 100%" officeooo:rsid="0043757f"/>
    </style:style>
    <style:style style:name="T61" style:family="text">
      <style:text-properties style:use-window-font-color="true" loext:opacity="0%" style:text-position="0% 100%" officeooo:rsid="00acfee4"/>
    </style:style>
    <style:style style:name="T62" style:family="text">
      <style:text-properties style:use-window-font-color="true" loext:opacity="0%" style:text-position="0% 100%" officeooo:rsid="00baf9d0"/>
    </style:style>
    <style:style style:name="T63" style:family="text">
      <style:text-properties style:use-window-font-color="true" loext:opacity="0%" style:text-position="0% 100%" officeooo:rsid="009af829"/>
    </style:style>
    <style:style style:name="T64" style:family="text">
      <style:text-properties style:use-window-font-color="true" loext:opacity="0%" style:text-position="0% 100%" officeooo:rsid="00bbcbab"/>
    </style:style>
    <style:style style:name="T65" style:family="text">
      <style:text-properties style:use-window-font-color="true" loext:opacity="0%" style:text-position="0% 100%" officeooo:rsid="00c05805"/>
    </style:style>
    <style:style style:name="T66" style:family="text">
      <style:text-properties style:use-window-font-color="true" loext:opacity="0%" style:text-position="0% 100%" officeooo:rsid="00c660cb"/>
    </style:style>
    <style:style style:name="T67" style:family="text">
      <style:text-properties style:use-window-font-color="true" loext:opacity="0%" style:text-position="0% 100%" officeooo:rsid="0109491c"/>
    </style:style>
    <style:style style:name="T68" style:family="text">
      <style:text-properties style:use-window-font-color="true" loext:opacity="0%" style:text-position="0% 100%" fo:font-weight="bold" officeooo:rsid="0109491c" style:font-weight-asian="bold" style:font-weight-complex="bold"/>
    </style:style>
    <style:style style:name="T69" style:family="text">
      <style:text-properties style:use-window-font-color="true" loext:opacity="0%" officeooo:rsid="00983786"/>
    </style:style>
    <style:style style:name="T70" style:family="text">
      <style:text-properties style:use-window-font-color="true" loext:opacity="0%" officeooo:rsid="00bada2f"/>
    </style:style>
    <style:style style:name="T71" style:family="text">
      <style:text-properties style:use-window-font-color="true" loext:opacity="0%" officeooo:rsid="00bb2adb"/>
    </style:style>
    <style:style style:name="T72" style:family="text">
      <style:text-properties style:use-window-font-color="true" loext:opacity="0%" officeooo:rsid="0046a331"/>
    </style:style>
    <style:style style:name="T73" style:family="text">
      <style:text-properties style:use-window-font-color="true" loext:opacity="0%" officeooo:rsid="0043757f"/>
    </style:style>
    <style:style style:name="T74" style:family="text">
      <style:text-properties style:use-window-font-color="true" loext:opacity="0%" officeooo:rsid="00baf378"/>
    </style:style>
    <style:style style:name="T75" style:family="text">
      <style:text-properties style:use-window-font-color="true" loext:opacity="0%" officeooo:rsid="00a98e53"/>
    </style:style>
    <style:style style:name="T76" style:family="text">
      <style:text-properties style:use-window-font-color="true" loext:opacity="0%" officeooo:rsid="00baf9d0"/>
    </style:style>
    <style:style style:name="T77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80" style:family="text">
      <style:text-properties style:use-window-font-color="true" loext:opacity="0%" officeooo:rsid="00c05805"/>
    </style:style>
    <style:style style:name="T81" style:family="text">
      <style:text-properties style:use-window-font-color="true" loext:opacity="0%" officeooo:rsid="00c38f45"/>
    </style:style>
    <style:style style:name="T82" style:family="text">
      <style:text-properties style:use-window-font-color="true" loext:opacity="0%" fo:background-color="transparent" loext:char-shading-value="0"/>
    </style:style>
    <style:style style:name="T83" style:family="text">
      <style:text-properties style:use-window-font-color="true" loext:opacity="0%" officeooo:rsid="01097791" fo:background-color="transparent" loext:char-shading-value="0"/>
    </style:style>
    <style:style style:name="T84" style:family="text">
      <style:text-properties style:use-window-font-color="true" loext:opacity="0%" officeooo:rsid="0109491c"/>
    </style:style>
    <style:style style:name="T85" style:family="text">
      <style:text-properties style:use-window-font-color="true" loext:opacity="0%" officeooo:rsid="010b4e98"/>
    </style:style>
    <style:style style:name="T86" style:family="text">
      <style:text-properties style:use-window-font-color="true" loext:opacity="0%" officeooo:rsid="0060f96c"/>
    </style:style>
    <style:style style:name="T87" style:family="text">
      <style:text-properties style:use-window-font-color="true" loext:opacity="0%" fo:font-weight="bold" officeooo:rsid="0046a331" style:font-weight-asian="bold" style:font-weight-complex="bold"/>
    </style:style>
    <style:style style:name="T88" style:family="text">
      <style:text-properties style:use-window-font-color="true" loext:opacity="0%" fo:font-weight="bold" officeooo:rsid="010b4e98" style:font-weight-asian="bold" style:font-weight-complex="bold"/>
    </style:style>
    <style:style style:name="T89" style:family="text">
      <style:text-properties style:use-window-font-color="true" loext:opacity="0%" fo:font-weight="bold" officeooo:rsid="010d3b54" style:font-weight-asian="bold" style:font-weight-complex="bold"/>
    </style:style>
    <style:style style:name="T90" style:family="text">
      <style:text-properties officeooo:rsid="00c45f68"/>
    </style:style>
    <style:style style:name="T91" style:family="text">
      <style:text-properties officeooo:rsid="00c5a6ab"/>
    </style:style>
    <style:style style:name="T92" style:family="text">
      <style:text-properties officeooo:rsid="00c87a95"/>
    </style:style>
    <style:style style:name="T93" style:family="text">
      <style:text-properties fo:language="ru" fo:country="RU"/>
    </style:style>
    <style:style style:name="T94" style:family="text">
      <style:text-properties fo:language="ru" fo:country="RU" officeooo:rsid="00930ba7"/>
    </style:style>
    <style:style style:name="T95" style:family="text">
      <style:text-properties fo:language="ru" fo:country="RU" officeooo:rsid="00922964"/>
    </style:style>
    <style:style style:name="T96" style:family="text">
      <style:text-properties fo:language="ru" fo:country="RU" officeooo:rsid="00a67e6f"/>
    </style:style>
    <style:style style:name="T97" style:family="text">
      <style:text-properties officeooo:rsid="00aeb470"/>
    </style:style>
    <style:style style:name="T98" style:family="text">
      <style:text-properties officeooo:rsid="00b1adeb"/>
    </style:style>
    <style:style style:name="T99" style:family="text">
      <style:text-properties officeooo:rsid="00a67e6f"/>
    </style:style>
    <style:style style:name="T100" style:family="text">
      <style:text-properties officeooo:rsid="00b45ea9"/>
    </style:style>
    <style:style style:name="T101" style:family="text">
      <style:text-properties fo:color="#808000" loext:opacity="100%" fo:language="ru" fo:country="RU"/>
    </style:style>
    <style:style style:name="T102" style:family="text">
      <style:text-properties fo:color="#c0c0c0" loext:opacity="100%"/>
    </style:style>
    <style:style style:name="T103" style:family="text">
      <style:text-properties fo:color="#c0c0c0" loext:opacity="100%" fo:language="ru" fo:country="RU"/>
    </style:style>
    <style:style style:name="T104" style:family="text">
      <style:text-properties fo:color="#800080" loext:opacity="100%"/>
    </style:style>
    <style:style style:name="T105" style:family="text">
      <style:text-properties fo:color="#800080" loext:opacity="100%" fo:language="ru" fo:country="RU" fo:font-weight="bold"/>
    </style:style>
    <style:style style:name="T106" style:family="text">
      <style:text-properties fo:color="#008000" loext:opacity="100%"/>
    </style:style>
    <style:style style:name="T107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8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9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10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11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112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13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14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15" style:family="text">
      <style:text-properties officeooo:rsid="0043757f"/>
    </style:style>
    <style:style style:name="T116" style:family="text">
      <style:text-properties style:text-position="super 58%" officeooo:rsid="00a31b42"/>
    </style:style>
    <style:style style:name="T117" style:family="text">
      <style:text-properties style:text-position="super 58%" officeooo:rsid="00a7720e"/>
    </style:style>
    <style:style style:name="T118" style:family="text">
      <style:text-properties officeooo:rsid="0046a331"/>
    </style:style>
    <style:style style:name="T119" style:family="text">
      <style:text-properties officeooo:rsid="0046ebde"/>
    </style:style>
    <style:style style:name="T120" style:family="text">
      <style:text-properties officeooo:rsid="00474534"/>
    </style:style>
    <style:style style:name="T121" style:family="text">
      <style:text-properties officeooo:rsid="00493f0d"/>
    </style:style>
    <style:style style:name="T122" style:family="text">
      <style:text-properties officeooo:rsid="004a1300"/>
    </style:style>
    <style:style style:name="T123" style:family="text">
      <style:text-properties officeooo:rsid="004ff8bc"/>
    </style:style>
    <style:style style:name="T124" style:family="text">
      <style:text-properties officeooo:rsid="00519d41"/>
    </style:style>
    <style:style style:name="T125" style:family="text">
      <style:text-properties officeooo:rsid="0056ad57"/>
    </style:style>
    <style:style style:name="T126" style:family="text">
      <style:text-properties officeooo:rsid="00595451"/>
    </style:style>
    <style:style style:name="T127" style:family="text">
      <style:text-properties officeooo:rsid="005bfd81"/>
    </style:style>
    <style:style style:name="T128" style:family="text">
      <style:text-properties officeooo:rsid="005e8a37"/>
    </style:style>
    <style:style style:name="T129" style:family="text">
      <style:text-properties officeooo:rsid="0060f96c"/>
    </style:style>
    <style:style style:name="T130" style:family="text">
      <style:text-properties officeooo:rsid="0062639c"/>
    </style:style>
    <style:style style:name="T131" style:family="text">
      <style:text-properties officeooo:rsid="006bfd09"/>
    </style:style>
    <style:style style:name="T132" style:family="text">
      <style:text-properties officeooo:rsid="006ddf3c"/>
    </style:style>
    <style:style style:name="T133" style:family="text">
      <style:text-properties officeooo:rsid="00735536"/>
    </style:style>
    <style:style style:name="T134" style:family="text">
      <style:text-properties officeooo:rsid="0077b35a"/>
    </style:style>
    <style:style style:name="T135" style:family="text">
      <style:text-properties officeooo:rsid="0077bdf2"/>
    </style:style>
    <style:style style:name="T136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37" style:family="text">
      <style:text-properties fo:color="#c9211e" loext:opacity="100%" officeooo:rsid="0043757f"/>
    </style:style>
    <style:style style:name="T138" style:family="text">
      <style:text-properties officeooo:rsid="008ba925"/>
    </style:style>
    <style:style style:name="T139" style:family="text">
      <style:text-properties officeooo:rsid="00983786"/>
    </style:style>
    <style:style style:name="T140" style:family="text">
      <style:text-properties officeooo:rsid="009af829"/>
    </style:style>
    <style:style style:name="T141" style:family="text">
      <style:text-properties officeooo:rsid="009f81e8"/>
    </style:style>
    <style:style style:name="T142" style:family="text">
      <style:text-properties officeooo:rsid="00a518f8"/>
    </style:style>
    <style:style style:name="T143" style:family="text">
      <style:text-properties officeooo:rsid="003cc569"/>
    </style:style>
    <style:style style:name="T144" style:family="text">
      <style:text-properties officeooo:rsid="00a5bace"/>
    </style:style>
    <style:style style:name="T145" style:family="text">
      <style:text-properties officeooo:rsid="00a91a2a"/>
    </style:style>
    <style:style style:name="T146" style:family="text">
      <style:text-properties officeooo:rsid="00a98e53"/>
    </style:style>
    <style:style style:name="T147" style:family="text">
      <style:text-properties officeooo:rsid="00b2e238"/>
    </style:style>
    <style:style style:name="T148" style:family="text">
      <style:text-properties officeooo:rsid="00b2e682"/>
    </style:style>
    <style:style style:name="T149" style:family="text">
      <style:text-properties officeooo:rsid="00b43861"/>
    </style:style>
    <style:style style:name="T150" style:family="text">
      <style:text-properties officeooo:rsid="00b56af6"/>
    </style:style>
    <style:style style:name="T151" style:family="text">
      <style:text-properties officeooo:rsid="00b7b682"/>
    </style:style>
    <style:style style:name="T152" style:family="text">
      <style:text-properties officeooo:rsid="00baa7a9"/>
    </style:style>
    <style:style style:name="T153" style:family="text">
      <style:text-properties officeooo:rsid="00c28950"/>
    </style:style>
    <style:style style:name="T154" style:family="text">
      <style:text-properties officeooo:rsid="00dbb60e"/>
    </style:style>
    <style:style style:name="T155" style:family="text">
      <style:text-properties officeooo:rsid="00f83cca"/>
    </style:style>
    <style:style style:name="T156" style:family="text">
      <style:text-properties officeooo:rsid="00f8d597"/>
    </style:style>
    <style:style style:name="T157" style:family="text">
      <style:text-properties officeooo:rsid="00f99a6c"/>
    </style:style>
    <style:style style:name="T158" style:family="text">
      <style:text-properties officeooo:rsid="00beeba1"/>
    </style:style>
    <style:style style:name="T159" style:family="text">
      <style:text-properties officeooo:rsid="01005484"/>
    </style:style>
    <style:style style:name="T160" style:family="text">
      <style:text-properties fo:color="#dddddd" loext:opacity="100%" fo:background-color="#dddddd" loext:char-shading-value="0"/>
    </style:style>
    <style:style style:name="T161" style:family="text">
      <style:text-properties fo:color="#dddddd" loext:opacity="100%" fo:background-color="transparent" loext:char-shading-value="0"/>
    </style:style>
    <style:style style:name="T162" style:family="text">
      <style:text-properties officeooo:rsid="01054ee3"/>
    </style:style>
    <style:style style:name="T163" style:family="text">
      <style:text-properties officeooo:rsid="0109491c"/>
    </style:style>
    <style:style style:name="T164" style:family="text">
      <style:text-properties officeooo:rsid="010b4e98"/>
    </style:style>
    <style:style style:name="T165" style:family="text">
      <style:text-properties officeooo:rsid="010efa0c"/>
    </style:style>
    <style:style style:name="T166" style:family="text">
      <style:text-properties officeooo:rsid="0110a9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8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60"><text:a xlink:type="simple" xlink:href="#__RefHeading___Toc2757_362873405" text:style-name="Index_20_Link" text:visited-style-name="Index_20_Link"><text:tab/>2</text:a></text:p>
          <text:p text:style-name="P160"><text:a xlink:type="simple" xlink:href="#__RefHeading___Toc2592_2518304145" text:style-name="Index_20_Link" text:visited-style-name="Index_20_Link">Заголовок протокола<text:tab/>3</text:a></text:p>
          <text:p text:style-name="P162"><text:a xlink:type="simple" xlink:href="#__RefHeading___Toc2594_2518304145" text:style-name="Index_20_Link" text:visited-style-name="Index_20_Link">Версия протокола<text:tab/>3</text:a></text:p>
          <text:p text:style-name="P162"><text:a xlink:type="simple" xlink:href="#__RefHeading___Toc2596_2518304145" text:style-name="Index_20_Link" text:visited-style-name="Index_20_Link">Тип пакета<text:tab/>3</text:a></text:p>
          <text:p text:style-name="P162"><text:a xlink:type="simple" xlink:href="#__RefHeading___Toc2598_2518304145" text:style-name="Index_20_Link" text:visited-style-name="Index_20_Link">Назначение пакета<text:tab/>4</text:a></text:p>
          <text:p text:style-name="P162"><text:a xlink:type="simple" xlink:href="#__RefHeading___Toc2600_2518304145" text:style-name="Index_20_Link" text:visited-style-name="Index_20_Link">Флаги<text:tab/>4</text:a></text:p>
          <text:p text:style-name="P162"><text:a xlink:type="simple" xlink:href="#__RefHeading___Toc2602_2518304145" text:style-name="Index_20_Link" text:visited-style-name="Index_20_Link">Размер тела пакета<text:tab/>5</text:a></text:p>
          <text:p text:style-name="P162"><text:a xlink:type="simple" xlink:href="#__RefHeading___Toc2604_2518304145" text:style-name="Index_20_Link" text:visited-style-name="Index_20_Link">Контрольная сумма заголовка<text:tab/>5</text:a></text:p>
          <text:p text:style-name="P160"><text:a xlink:type="simple" xlink:href="#__RefHeading___Toc2606_2518304145" text:style-name="Index_20_Link" text:visited-style-name="Index_20_Link">Тело протокола:<text:tab/>6</text:a></text:p>
          <text:p text:style-name="P161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6</text:a></text:p>
          <text:p text:style-name="P162"><text:a xlink:type="simple" xlink:href="#__RefHeading___Toc2759_362873405" text:style-name="Index_20_Link" text:visited-style-name="Index_20_Link">ID устройства<text:tab/>6</text:a></text:p>
          <text:p text:style-name="P162"><text:a xlink:type="simple" xlink:href="#__RefHeading___Toc2612_2518304145" text:style-name="Index_20_Link" text:visited-style-name="Index_20_Link">Количество каналов<text:tab/>6</text:a></text:p>
          <text:p text:style-name="P162"><text:a xlink:type="simple" xlink:href="#__RefHeading___Toc2614_2518304145" text:style-name="Index_20_Link" text:visited-style-name="Index_20_Link">Флаги<text:tab/>7</text:a></text:p>
          <text:p text:style-name="P162"><text:a xlink:type="simple" xlink:href="#__RefHeading___Toc2616_2518304145" text:style-name="Index_20_Link" text:visited-style-name="Index_20_Link">Контрольная сумма тела пакета<text:tab/>7</text:a></text:p>
          <text:p text:style-name="P162"><text:a xlink:type="simple" xlink:href="#__RefHeading___Toc2618_2518304145" text:style-name="Index_20_Link" text:visited-style-name="Index_20_Link">Тип данных канала<text:tab/>7</text:a></text:p>
          <text:p text:style-name="P161"><text:a xlink:type="simple" xlink:href="#__RefHeading___Toc2620_2518304145" text:style-name="Index_20_Link" text:visited-style-name="Index_20_Link">Состояние устройства (15 + N байт, N максимум 28 - 1 + 232 - 1)<text:tab/>8</text:a></text:p>
          <text:p text:style-name="P162"><text:a xlink:type="simple" xlink:href="#__RefHeading___Toc2628_2518304145" text:style-name="Index_20_Link" text:visited-style-name="Index_20_Link">Состояние устройства<text:tab/>8</text:a></text:p>
          <text:p text:style-name="P162"><text:a xlink:type="simple" xlink:href="#__RefHeading___Toc2630_2518304145" text:style-name="Index_20_Link" text:visited-style-name="Index_20_Link">Флаги<text:tab/>8</text:a></text:p>
          <text:p text:style-name="P162"><text:a xlink:type="simple" xlink:href="#__RefHeading___Toc2616_25183041451" text:style-name="Index_20_Link" text:visited-style-name="Index_20_Link">Контрольная сумма тела пакета<text:tab/>9</text:a></text:p>
          <text:p text:style-name="P162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9</text:a></text:p>
          <text:p text:style-name="P161"><text:a xlink:type="simple" xlink:href="#__RefHeading___Toc2622_2518304145" text:style-name="Index_20_Link" text:visited-style-name="Index_20_Link">Чтение / Запись данных (15 + N байт, N максимум 28 - 1 + 232 - 1)<text:tab/>10</text:a></text:p>
          <text:p text:style-name="P162"><text:a xlink:type="simple" xlink:href="#__RefHeading___Toc2632_2518304145" text:style-name="Index_20_Link" text:visited-style-name="Index_20_Link">Номер канала<text:tab/>10</text:a></text:p>
          <text:p text:style-name="P162"><text:a xlink:type="simple" xlink:href="#__RefHeading___Toc2614_25183041451" text:style-name="Index_20_Link" text:visited-style-name="Index_20_Link">Флаги<text:tab/>10</text:a></text:p>
          <text:p text:style-name="P162"><text:a xlink:type="simple" xlink:href="#__RefHeading___Toc2616_25183041452" text:style-name="Index_20_Link" text:visited-style-name="Index_20_Link">Контрольная сумма тела пакета<text:tab/>11</text:a></text:p>
          <text:p text:style-name="P162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1</text:a></text:p>
          <text:p text:style-name="P161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2</text:a></text:p>
          <text:p text:style-name="P162"><text:a xlink:type="simple" xlink:href="#__RefHeading___Toc2632_2518304145%20%D0%9A%D0%BE%D0%BF%D0%B8%D1%8F%201" text:style-name="Index_20_Link" text:visited-style-name="Index_20_Link">Тип<text:tab/>12</text:a></text:p>
          <text:p text:style-name="P162"><text:a xlink:type="simple" xlink:href="#__RefHeading___Toc2614_25183041451%20%D0%9A%D0%BE%D0%BF%D0%B8%D1%8F%201" text:style-name="Index_20_Link" text:visited-style-name="Index_20_Link">Флаги<text:tab/>12</text:a></text:p>
          <text:p text:style-name="P162"><text:a xlink:type="simple" xlink:href="#__RefHeading___Toc2616_25183041452%20%D0%9A%D0%BE%D0%BF%D0%B8%D1%8F%201" text:style-name="Index_20_Link" text:visited-style-name="Index_20_Link">Контрольная сумма тела пакета<text:tab/>13</text:a></text:p>
          <text:p text:style-name="P162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3</text:a></text:p>
          <text:p text:style-name="P161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4</text:a></text:p>
          <text:p text:style-name="P162"><text:a xlink:type="simple" xlink:href="#__RefHeading___Toc2614_25183041451%20%D0%9A%D0%BE%D0%BF%D0%B8%D1%8F%202" text:style-name="Index_20_Link" text:visited-style-name="Index_20_Link">Флаги<text:tab/>14</text:a></text:p>
          <text:p text:style-name="P162"><text:a xlink:type="simple" xlink:href="#__RefHeading___Toc2616_25183041452%20%D0%9A%D0%BE%D0%BF%D0%B8%D1%8F%202" text:style-name="Index_20_Link" text:visited-style-name="Index_20_Link">Контрольная сумма тела пакета<text:tab/>14</text:a></text:p>
          <text:p text:style-name="P162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4</text:a></text:p>
          <text:p text:style-name="P161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5</text:a></text:p>
          <text:p text:style-name="P162"><text:a xlink:type="simple" xlink:href="#__RefHeading___Toc2628_2518304145%20%D0%9A%D0%BE%D0%BF%D0%B8%D1%8F%201" text:style-name="Index_20_Link" text:visited-style-name="Index_20_Link">Флаги<text:tab/>15</text:a></text:p>
          <text:p text:style-name="P162"><text:a xlink:type="simple" xlink:href="#__RefHeading___Toc2616_25183041451%20%D0%9A%D0%BE%D0%BF%D0%B8%D1%8F%201" text:style-name="Index_20_Link" text:visited-style-name="Index_20_Link">Контрольная сумма тела пакета<text:tab/>15</text:a></text:p>
          <text:p text:style-name="P162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5</text:a></text:p>
          <text:p text:style-name="P160"><text:a xlink:type="simple" xlink:href="#__RefHeading___Toc1731_2518304145" text:style-name="Index_20_Link" text:visited-style-name="Index_20_Link">Приложение 1<text:tab/>17</text:a></text:p>
          <text:p text:style-name="P162"><text:a xlink:type="simple" xlink:href="#__RefHeading___Toc2626_2518304145" text:style-name="Index_20_Link" text:visited-style-name="Index_20_Link">Типы данных каналов<text:tab/>17</text:a></text:p>
          <text:p text:style-name="P160"><text:a xlink:type="simple" xlink:href="#__RefHeading___Toc2014_1011300270" text:style-name="Index_20_Link" text:visited-style-name="Index_20_Link">enum DATA_TYPE<text:tab/>17</text:a></text:p>
          <text:p text:style-name="P160"><text:a xlink:type="simple" xlink:href="#__RefHeading___Toc1731_2518304145%20%D0%9A%D0%BE%D0%BF%D0%B8%D1%8F%201" text:style-name="Index_20_Link" text:visited-style-name="Index_20_Link">Приложение 2<text:tab/>18</text:a></text:p>
          <text:p text:style-name="P160"><text:a xlink:type="simple" xlink:href="#__RefHeading___Toc1731_2518304145%20%D0%9A%D0%BE%D0%BF%D0%B8%D1%8F%202" text:style-name="Index_20_Link" text:visited-style-name="Index_20_Link"><text:soft-page-break/>Приложение 3<text:tab/>19</text:a></text:p>
        </text:index-body>
      </text:table-of-content>
      <text:h text:style-name="P163" text:outline-level="1"><text:bookmark-start text:name="__RefHeading___Toc2757_362873405"/><text:s/><text:bookmark-end text:name="__RefHeading___Toc2757_362873405"/></text:h>
      <text:h text:style-name="P170" text:outline-level="1"><text:bookmark-start text:name="__RefHeading___Toc2592_2518304145"/><text:span text:style-name="T13">З</text:span>аголовок <text:span text:style-name="T14">протокола</text:span> <text:bookmark-end text:name="__RefHeading___Toc2592_2518304145"/></text:h>
      <text:p text:style-name="Text_20_body"><text:span text:style-name="T163">Размер: <text:s/></text:span><text:span text:style-name="T84">2</text:span><text:span text:style-name="T69">4</text:span><text:span text:style-name="T15"> байт</text:span><text:span text:style-name="T140">а</text:span><text:span text:style-name="T15"> </text:span><text:span text:style-name="T122">+ </text:span><text:span text:style-name="T41">N</text:span><text:span text:style-name="T36"> байт, </text:span><text:span text:style-name="T42">N</text:span><text:span text:style-name="T118"> </text:span><text:span text:style-name="T115">максимум 2</text:span><text:span text:style-name="T55">64 </text:span><text:span text:style-name="T63">- </text:span><text:span text:style-name="T64">1 </text:span></text:p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9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6">Номер фрагмента</text:p>
          </table:table-cell>
          <table:table-cell table:style-name="Заголовок_5f_пакета.A1" office:value-type="string">
            <text:p text:style-name="P146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6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5"><text:span text:style-name="T17">1</text:span> байт<text:span text:style-name="T16">а</text:span></text:p>
          </table:table-cell>
          <table:table-cell table:style-name="Заголовок_5f_пакета.A2" office:value-type="string">
            <text:p text:style-name="P148">2 байта</text:p>
          </table:table-cell>
          <table:table-cell table:style-name="Заголовок_5f_пакета.A2" office:value-type="string">
            <text:p text:style-name="P148">2 байта</text:p>
          </table:table-cell>
          <table:table-cell table:style-name="Заголовок_5f_пакета.A2" office:value-type="string">
            <text:p text:style-name="P50"><text:span text:style-name="T128">8</text:span> байт</text:p>
          </table:table-cell>
          <table:table-cell table:style-name="Заголовок_5f_пакета.H2" office:value-type="string">
            <text:p text:style-name="P59"><text:span text:style-name="T129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7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5"><text:span text:style-name="T120">(</text:span>Размер тела пакета<text:span text:style-name="T121">)</text:span> <text:span text:style-name="T119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ext:h text:style-name="Heading_20_3" text:outline-level="3"><text:bookmark-start text:name="__RefHeading___Toc2594_2518304145"/>Версия <text:span text:style-name="T18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24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77" text:outline-level="3"/>
      <text:h text:style-name="P177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4">0x0<text:span text:style-name="T123">0</text:span></text:p>
          </table:table-cell>
        </table:table-row>
        <table:table-row>
          <table:table-cell table:style-name="Тип_5f_пакета.A2" office:value-type="string">
            <text:p text:style-name="P64">Запрос</text:p>
          </table:table-cell>
          <table:table-cell table:style-name="Тип_5f_пакета.B2" office:value-type="string">
            <text:p text:style-name="P64">0x0<text:span text:style-name="T126">1</text:span></text:p>
          </table:table-cell>
        </table:table-row>
        <table:table-row>
          <table:table-cell table:style-name="Тип_5f_пакета.A2" office:value-type="string">
            <text:p text:style-name="P64">Ответ</text:p>
          </table:table-cell>
          <table:table-cell table:style-name="Тип_5f_пакета.B2" office:value-type="string">
            <text:p text:style-name="P64">0x0<text:span text:style-name="T126">2</text:span></text:p>
          </table:table-cell>
        </table:table-row>
      </table:table>
      <text:p text:style-name="P130"/>
      <text:h text:style-name="Heading_20_3" text:outline-level="3"><text:bookmark-start text:name="__RefHeading___Toc2598_2518304145"/><text:soft-page-break/><text:span text:style-name="T127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8"><text:span text:style-name="T132">Д</text:span><text:span text:style-name="T130">олжно </text:span><text:span text:style-name="T132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4">0x0<text:span text:style-name="T123">0</text:span></text:p>
          </table:table-cell>
          <table:table-cell table:style-name="Вид_5f_пакета.C3" office:value-type="string">
            <text:p text:style-name="P48">Нет</text:p>
          </table:table-cell>
          <table:table-cell table:style-name="Вид_5f_пакета.D3" office:value-type="string">
            <text:p text:style-name="P48">Нет</text:p>
          </table:table-cell>
        </table:table-row>
        <table:table-row>
          <table:table-cell table:style-name="Вид_5f_пакета.A3" office:value-type="string">
            <text:p text:style-name="P64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4">0x0<text:span text:style-name="T123">1</text:span></text:p>
          </table:table-cell>
          <table:table-cell table:style-name="Вид_5f_пакета.C4" office:value-type="string">
            <text:p text:style-name="P49">Нет</text:p>
          </table:table-cell>
          <table:table-cell table:style-name="Вид_5f_пакета.D4" office:value-type="string">
            <text:p text:style-name="P86">Да/<text:span text:style-name="T40">Нет</text:span></text:p>
          </table:table-cell>
        </table:table-row>
        <table:table-row>
          <table:table-cell table:style-name="Вид_5f_пакета.A3" office:value-type="string">
            <text:p text:style-name="P64">Состояние устройства</text:p>
          </table:table-cell>
          <table:table-cell table:style-name="Вид_5f_пакета.B3" office:value-type="string">
            <text:p text:style-name="P64">0x0<text:span text:style-name="T123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4">0x0<text:span text:style-name="T123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4">0x0<text:span text:style-name="T123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4">0x0<text:span text:style-name="T123">5</text:span></text:p>
          </table:table-cell>
          <table:table-cell table:style-name="Вид_5f_пакета.C8" office:value-type="string">
            <text:p text:style-name="P48">Нет</text:p>
          </table:table-cell>
          <table:table-cell table:style-name="Вид_5f_пакета.D8" office:value-type="string">
            <text:p text:style-name="P48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34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7">Широковещательное оповещение</text:p>
          </table:table-cell>
          <table:table-cell table:style-name="Вид_5f_пакета.B3" office:value-type="string">
            <text:p text:style-name="P97">0x07</text:p>
          </table:table-cell>
          <table:table-cell table:style-name="Вид_5f_пакета.C10" office:value-type="string">
            <text:p text:style-name="P97">Да</text:p>
          </table:table-cell>
          <table:table-cell table:style-name="Вид_5f_пакета.D10" office:value-type="string">
            <text:p text:style-name="P97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2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1">Отсутствуют</text:p>
          </table:table-cell>
          <table:table-cell table:style-name="Флаги.B2" office:value-type="string">
            <text:p text:style-name="P111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23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9">ожидается</text:span> после <text:span text:style-name="T19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40"><text:span text:style-name="T22">Н</text:span><text:span text:style-name="T21">еобходима для таких способов передачи как UART и пр.</text:span></text:p>
      <text:p text:style-name="P151"><text:span text:style-name="T29">Формула расчёта = </text:span><text:span text:style-name="T21">Версия протокола + Тип пакета + Назначение пакета + Флаги + </text:span><text:span text:style-name="T93">Номер фрагмента +</text:span> <text:span text:style-name="T93">Количество фрагментов + </text:span><text:span text:style-name="T21">Размер тела пакета.</text:span></text:p>
      <text:h text:style-name="P164" text:outline-level="1"/>
      <text:h text:style-name="P165" text:outline-level="1"><text:bookmark-start text:name="__RefHeading___Toc2606_2518304145"/>Тело протокола:<text:bookmark-end text:name="__RefHeading___Toc2606_2518304145"/></text:h>
      <text:p text:style-name="P155">Далее цветом <text:span text:style-name="T160"><text:s text:c="5"/></text:span><text:span text:style-name="T161"><text:s/></text:span><text:span text:style-name="T82">выделена часть пакета, которая может быть </text:span><text:span text:style-name="T83">фрагментирована.</text:span></text:p>
      <text:h text:style-name="P173" text:outline-level="2"><text:bookmark-start text:name="__RefHeading___Toc2608_2518304145"/>Идентификация устройства <text:bookmark-end text:name="__RefHeading___Toc2608_2518304145"/></text:h>
      <text:p text:style-name="Text_20_body"><text:span text:style-name="T163">Размер: </text:span><text:span text:style-name="T129">16</text:span><text:span text:style-name="T36"> + </text:span><text:span text:style-name="T41">N</text:span><text:span text:style-name="T36"> байт, </text:span><text:span text:style-name="T42">N</text:span><text:span text:style-name="T118"> </text:span><text:span text:style-name="T115">максимум 2</text:span><text:span text:style-name="T56">8</text:span><text:span text:style-name="T60"> - </text:span><text:span text:style-name="T62">1 </text:span><text:span text:style-name="T61">+ 2</text:span><text:span text:style-name="T56">16</text:span><text:span text:style-name="T60"> - </text:span><text:span text:style-name="T62">1 </text:span><text:span text:style-name="T61">+ 2</text:span><text:span text:style-name="T56">8 </text:span><text:span text:style-name="T61">-</text:span><text:span text:style-name="T62"> 1 </text:span><text:span text:style-name="T61">+ 2</text:span><text:span text:style-name="T56">8 </text:span><text:span text:style-name="T61">- </text:span><text:span text:style-name="T62">1 </text:span><text:span text:style-name="T68">(16 + 66300)</text:span></text:p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column table:style-name="Идентификация_5f_устройства.I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47">Количество </text:p>
            <text:p text:style-name="P47">каналов записи</text:p>
          </table:table-cell>
          <table:covered-table-cell/>
          <table:table-cell table:style-name="Идентификация_5f_устройства.A1" office:value-type="string">
            <text:p text:style-name="P47">Количество </text:p>
            <text:p text:style-name="P47"><text:span text:style-name="T158">каналов </text:span><text:span text:style-name="T47">чтения</text:span></text:p>
          </table:table-cell>
          <table:table-cell table:style-name="Идентификация_5f_устройства.A1" table:number-columns-spanned="2" office:value-type="string">
            <text:p text:style-name="P47"><text:span text:style-name="T98">Длина </text:span><text:span text:style-name="T158">описания</text:span></text:p>
            <text:p text:style-name="P24">устройства</text:p>
          </table:table-cell>
          <table:covered-table-cell/>
          <table:table-cell table:style-name="Идентификация_5f_устройства.A1" office:value-type="string">
            <text:p text:style-name="P25">Флаги</text:p>
          </table:table-cell>
          <table:table-cell table:style-name="Идентификация_5f_устройства.I1" office:value-type="string">
            <text:p text:style-name="P26"/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50"><text:span text:style-name="T47">1</text:span> байт</text:p>
          </table:table-cell>
          <table:table-cell table:style-name="Идентификация_5f_устройства.C2" table:number-columns-spanned="2" office:value-type="string">
            <text:p text:style-name="P71"><text:span text:style-name="T159">1</text:span> байта</text:p>
          </table:table-cell>
          <table:covered-table-cell/>
          <table:table-cell table:style-name="Идентификация_5f_устройства.E2" office:value-type="string">
            <text:p text:style-name="P50">1 байт</text:p>
          </table:table-cell>
          <table:table-cell table:style-name="Идентификация_5f_устройства.F2" table:number-columns-spanned="2" office:value-type="string">
            <text:p text:style-name="P55"><text:span text:style-name="T159">2</text:span> байт<text:span text:style-name="T16">а</text:span></text:p>
          </table:table-cell>
          <table:covered-table-cell/>
          <table:table-cell table:style-name="Идентификация_5f_устройства.H2" office:value-type="string">
            <text:p text:style-name="P72">1 байт</text:p>
          </table:table-cell>
          <table:table-cell table:style-name="Идентификация_5f_устройства.I2" office:value-type="string">
            <text:p text:style-name="P59"><text:span text:style-name="T129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44">Имя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03"><text:span text:style-name="T51">(</text:span><text:span text:style-name="T49">Длина имени устройства) 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45">Тип данных <text:span text:style-name="T90">к</text:span>анал<text:span text:style-name="T91">а</text:span> <text:span text:style-name="T90">записи</text:span> № N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45">Тип данных <text:span text:style-name="T90">к</text:span>анал<text:span text:style-name="T91">а</text:span> чтения № N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47">Описание устройства</text:p>
          </table:table-cell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04"><text:span text:style-name="T92">(</text:span>Количество <text:span text:style-name="T48">каналов записи</text:span><text:span text:style-name="T50">)</text:span><text:span text:style-name="T53"> б</text:span><text:span text:style-name="T54">айт</text:span>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04"><text:span text:style-name="T92">(</text:span>Количество <text:span text:style-name="T48">каналов </text:span><text:span text:style-name="T50">чтения)</text:span><text:span text:style-name="T53"> б</text:span><text:span text:style-name="T54">айт</text:span>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03"><text:span text:style-name="T51">(</text:span><text:span text:style-name="T49">Длина </text:span><text:span text:style-name="T52">описания </text:span><text:span text:style-name="T49">устройства) 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759_362873405"/>ID устройства<text:bookmark-end text:name="__RefHeading___Toc2759_362873405"/></text:h>
      <text:p text:style-name="P150"><text:span text:style-name="T30">Список описания устройств по их ID, с</text:span><text:span text:style-name="T31">мотри </text:span><text:span text:style-name="T30">в </text:span><text:span text:style-name="T32">файл </text:span><text:span text:style-name="T37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1">Отсутствуют</text:p>
          </table:table-cell>
          <table:table-cell table:style-name="Таблица27.B2" office:value-type="string">
            <text:p text:style-name="P111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123">Автономное устройство</text:p>
          </table:table-cell>
          <table:table-cell table:style-name="Таблица27.B2" office:value-type="string">
            <text:p text:style-name="P123">0x02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23">FF</text:span></text:p>
          </table:table-cell>
        </table:table-row>
      </table:table>
      <text:h text:style-name="P178" text:outline-level="3"/>
      <text:h text:style-name="Heading_20_3" text:outline-level="3"><text:bookmark-start text:name="__RefHeading___Toc2616_2518304145"/><text:span text:style-name="T94">Контрольная сумма</text:span><text:span text:style-name="T95"> </text:span><text:span text:style-name="T96">тела пакета</text:span><text:bookmark-end text:name="__RefHeading___Toc2616_2518304145"/></text:h>
      <text:p text:style-name="P12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5"/>
      <text:h text:style-name="Heading_20_3" text:outline-level="3"><text:bookmark-start text:name="__RefHeading___Toc2618_2518304145"/>Тип данных <text:span text:style-name="T90">к</text:span>анал<text:span text:style-name="T91">а</text:span><text:bookmark-end text:name="__RefHeading___Toc2618_2518304145"/></text:h>
      <text:p text:style-name="P139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4" text:outline-level="2"><text:bookmark-start text:name="__RefHeading___Toc2620_2518304145"/>Состояние устройства <text:bookmark-end text:name="__RefHeading___Toc2620_2518304145"/></text:h>
      <text:p text:style-name="Text_20_body"><text:span text:style-name="T164">Размер: </text:span><text:span text:style-name="T129">15</text:span><text:span text:style-name="T36"> + </text:span><text:span text:style-name="T42">N</text:span><text:span text:style-name="T118"> байт</text:span><text:span text:style-name="T36">, </text:span><text:span text:style-name="T42">N</text:span><text:span text:style-name="T118"> </text:span><text:span text:style-name="T115">максимум </text:span><text:span text:style-name="T70">2</text:span><text:span text:style-name="T57">8</text:span><text:span text:style-name="T70"> - 1 </text:span><text:span text:style-name="T76">+ </text:span><text:span text:style-name="T115">2</text:span><text:span text:style-name="T116">32</text:span><text:span text:style-name="T36"> - </text:span><text:span text:style-name="T146">1 </text:span><text:span text:style-name="T43">(15 + </text:span><text:span text:style-name="T44">255 + </text:span><text:span text:style-name="T43">4096 Мб)</text:span></text:p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6">пакета данных</text:p>
          </table:table-cell>
          <table:table-cell table:style-name="Состояние_5f_устройства.F1" office:value-type="string"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50">1 байт</text:p>
          </table:table-cell>
          <table:table-cell table:style-name="Состояние_5f_устройства.C2" table:number-columns-spanned="2" office:value-type="string">
            <text:p text:style-name="P55"><text:span text:style-name="T17">1</text:span> байт<text:span text:style-name="T16">а</text:span></text:p>
          </table:table-cell>
          <table:covered-table-cell/>
          <table:table-cell table:style-name="Состояние_5f_устройства.E2" office:value-type="string">
            <text:p text:style-name="P50"><text:span text:style-name="T97">4</text:span> байта</text:p>
          </table:table-cell>
          <table:table-cell table:style-name="Состояние_5f_устройства.F2" office:value-type="string">
            <text:p text:style-name="P59"><text:span text:style-name="T129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56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7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57"><text:span text:style-name="T98">(</text:span>Размер <text:span text:style-name="T99">пакета данных</text:span><text:span text:style-name="T98">)</text:span><text:span text:style-name="T99"> </text:span><text:span text:style-name="T98">байт</text:span></text:p>
          </table:table-cell>
          <table:covered-table-cell/>
          <table:covered-table-cell/>
        </table:table-row>
      </table:table>
      <text:p text:style-name="P133"/>
      <text:p text:style-name="P134">На данный момент данные в пакете состояния устройства не задействованы в коде протокола.</text:p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4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4">0x01</text:p>
          </table:table-cell>
        </table:table-row>
      </table:table>
      <text:p text:style-name="P12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1">Отсутствуют</text:p>
          </table:table-cell>
          <table:table-cell table:style-name="Таблица33.B2" office:value-type="string">
            <text:p text:style-name="P111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23">FF</text:span></text:p>
          </table:table-cell>
        </table:table-row>
      </table:table>
      <text:h text:style-name="P179" text:outline-level="3"><text:bookmark-start text:name="__RefHeading___Toc2616_25183041451"/><text:soft-page-break/><text:span text:style-name="T94">Контрольная сумма</text:span><text:span text:style-name="T95"> </text:span><text:span text:style-name="T96">тела пакета</text:span><text:bookmark-end text:name="__RefHeading___Toc2616_25183041451"/></text:h>
      <text:h text:style-name="P189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5" text:outline-level="2"><text:bookmark-start text:name="__RefHeading___Toc2622_2518304145"/>Чтение / Запись данных <text:bookmark-end text:name="__RefHeading___Toc2622_2518304145"/></text:h>
      <text:p text:style-name="P195"><text:span text:style-name="T85">Размер: </text:span><text:span text:style-name="T86">15</text:span><text:span text:style-name="T71"> + </text:span><text:span text:style-name="T87">N</text:span><text:span text:style-name="T72"> байт</text:span><text:span text:style-name="T71">, </text:span><text:span text:style-name="T87">N</text:span><text:span text:style-name="T72"> </text:span><text:span text:style-name="T73">максимум </text:span><text:span text:style-name="T70">2</text:span><text:span text:style-name="T57">8</text:span><text:span text:style-name="T70"> - 1 </text:span><text:span text:style-name="T76">+ </text:span><text:span text:style-name="T73">2</text:span><text:span text:style-name="T58">32</text:span><text:span text:style-name="T71"> - </text:span><text:span text:style-name="T75">1 </text:span><text:span text:style-name="T88">(15 </text:span><text:span text:style-name="T89">+ 255</text:span><text:span text:style-name="T88"> + 4096 Мб)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2">Номер </text:p>
            <text:p text:style-name="P32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8">пакета данных</text:p>
          </table:table-cell>
          <table:table-cell table:style-name="Таблица6.F1" office:value-type="string">
            <text:p text:style-name="P5"><text:span text:style-name="T16">Контрольная сумма</text:span> </text:p>
            <text:p text:style-name="P28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2">1 байт</text:p>
          </table:table-cell>
          <table:table-cell table:style-name="Таблица6.C2" table:number-columns-spanned="2" office:value-type="string">
            <text:p text:style-name="P57"><text:span text:style-name="T17">1</text:span> байт<text:span text:style-name="T16">а</text:span></text:p>
          </table:table-cell>
          <table:covered-table-cell/>
          <table:table-cell table:style-name="Таблица6.E2" office:value-type="string">
            <text:p text:style-name="P52"><text:span text:style-name="T97">4</text:span> байта</text:p>
          </table:table-cell>
          <table:table-cell table:style-name="Таблица6.F2" office:value-type="string">
            <text:p text:style-name="P61"><text:span text:style-name="T129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6"><text:span text:style-name="T98">(</text:span>Размер <text:span text:style-name="T99">пакета данных</text:span><text:span text:style-name="T98">)</text:span><text:span text:style-name="T99"> </text:span><text:span text:style-name="T98">байт</text:span></text:p>
          </table:table-cell>
          <table:covered-table-cell/>
          <table:covered-table-cell/>
        </table:table-row>
      </table:table>
      <text:p text:style-name="P138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5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31">5</text:span></text:p>
          </table:table-cell>
          <table:table-cell table:style-name="Таблица25.B2" office:value-type="string">
            <text:p text:style-name="P64">0x00 - <text:span text:style-name="T100">0xF</text:span><text:span text:style-name="T131">F</text:span></text:p>
          </table:table-cell>
        </table:table-row>
      </table:table>
      <text:p text:style-name="P130"/>
      <text:h text:style-name="P180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1">Отсутствуют</text:p>
          </table:table-cell>
          <table:table-cell table:style-name="Таблица1.B2" office:value-type="string">
            <text:p text:style-name="P111">0x00</text:p>
          </table:table-cell>
        </table:table-row>
        <table:table-row>
          <table:table-cell table:style-name="Таблица1.A2" office:value-type="string">
            <text:p text:style-name="P115">Игнорировать номер канала <text:span text:style-name="T133">(все каналы)</text:span></text:p>
          </table:table-cell>
          <table:table-cell table:style-name="Таблица1.B2" office:value-type="string">
            <text:p text:style-name="P115">0x01</text:p>
          </table:table-cell>
        </table:table-row>
        <table:table-row>
          <table:table-cell table:style-name="Таблица1.A2" office:value-type="string">
            <text:p text:style-name="P117">Открыть поток</text:p>
          </table:table-cell>
          <table:table-cell table:style-name="Таблица1.B2" office:value-type="string">
            <text:p text:style-name="P116">0x02</text:p>
          </table:table-cell>
        </table:table-row>
        <table:table-row>
          <table:table-cell table:style-name="Таблица1.A2" office:value-type="string">
            <text:p text:style-name="P117">Закрыть поток</text:p>
          </table:table-cell>
          <table:table-cell table:style-name="Таблица1.B2" office:value-type="string">
            <text:p text:style-name="P117">0x03</text:p>
          </table:table-cell>
        </table:table-row>
        <text:soft-page-break/>
        <table:table-row>
          <table:table-cell table:style-name="Таблица1.A2" office:value-type="string">
            <text:p text:style-name="P124">Запись произведена успешно</text:p>
          </table:table-cell>
          <table:table-cell table:style-name="Таблица1.B2" office:value-type="string">
            <text:p text:style-name="P118">0x0<text:span text:style-name="T162">4</text:span></text:p>
          </table:table-cell>
        </table:table-row>
        <table:table-row>
          <table:table-cell table:style-name="Таблица1.A2" office:value-type="string">
            <text:p text:style-name="P124">Запись не произведена </text:p>
          </table:table-cell>
          <table:table-cell table:style-name="Таблица1.B2" office:value-type="string">
            <text:p text:style-name="P118">0x0<text:span text:style-name="T162">5</text:span>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5">0x<text:span text:style-name="T125">FF</text:span></text:p>
          </table:table-cell>
        </table:table-row>
      </table:table>
      <text:h text:style-name="P181" text:outline-level="3"/>
      <text:h text:style-name="P179" text:outline-level="3"><text:bookmark-start text:name="__RefHeading___Toc2616_25183041452"/><text:span text:style-name="T94">Контрольная сумма</text:span><text:span text:style-name="T95"> </text:span><text:span text:style-name="T96">тела пакета</text:span><text:bookmark-end text:name="__RefHeading___Toc2616_25183041452"/></text:h>
      <text:h text:style-name="P193" text:outline-level="3"><text:bookmark-start text:name="__RefHeading___Toc1836_2934939982"/><text:span text:style-name="T23">Формула расчёта = Длина имени устройства </text:span><text:span text:style-name="T24">+ </text:span><text:span text:style-name="T25">Номер канала</text:span><text:span text:style-name="T23"> </text:span><text:span text:style-name="T24">+ </text:span><text:span text:style-name="T23">Флаги </text:span><text:span text:style-name="T93">+ </text:span><text:span text:style-name="T23">Размер пакета данных</text:span><text:bookmark-end text:name="__RefHeading___Toc1836_2934939982"/></text:h>
      <text:h text:style-name="P176" text:outline-level="2"><text:bookmark-start text:name="__RefHeading___Toc2622_2518304145 Копия 1"/><text:span text:style-name="T135">Технические</text:span> данны<text:span text:style-name="T135">е</text:span> <text:bookmark-end text:name="__RefHeading___Toc2622_2518304145 Копия 1"/></text:h>
      <text:p text:style-name="P196"><text:span text:style-name="T164">Размер: </text:span><text:span text:style-name="T129">15</text:span><text:span text:style-name="T36"> + </text:span><text:span text:style-name="T42">N</text:span><text:span text:style-name="T118"> байт</text:span><text:span text:style-name="T36">, </text:span><text:span text:style-name="T42">N</text:span><text:span text:style-name="T118"> </text:span><text:span text:style-name="T115">максимум 2</text:span><text:span text:style-name="T116">32</text:span><text:span text:style-name="T36"> - </text:span><text:span text:style-name="T146">1 </text:span><text:span text:style-name="T43">(15 + 4096 Мб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0">Тип</text:p>
          </table:table-cell>
          <table:table-cell table:style-name="Таблица3.A1" office:value-type="string">
            <text:p text:style-name="P149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7">пакета данных</text:p>
          </table:table-cell>
          <table:table-cell table:style-name="Таблица3.E1" office:value-type="string">
            <text:p text:style-name="P4"><text:span text:style-name="T16">Контрольная сумма</text:span> </text:p>
            <text:p text:style-name="P27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6"><text:span text:style-name="T17">1</text:span> байт<text:span text:style-name="T16">а</text:span></text:p>
          </table:table-cell>
          <table:table-cell table:style-name="Таблица3.D2" office:value-type="string">
            <text:p text:style-name="P51"><text:span text:style-name="T97">4</text:span> байта</text:p>
          </table:table-cell>
          <table:table-cell table:style-name="Таблица3.E2" office:value-type="string">
            <text:p text:style-name="P60"><text:span text:style-name="T129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1"><text:span text:style-name="T38">(</text:span><text:span text:style-name="T37">Размер </text:span><text:span text:style-name="T39">пакета данных</text:span><text:span text:style-name="T38">)</text:span><text:span text:style-name="T39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5"/>
      <text:h text:style-name="P184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3">Отсутств<text:span text:style-name="T138">ует</text:span></text:p>
          </table:table-cell>
          <table:table-cell table:style-name="Таблица4.B2" office:value-type="string">
            <text:p text:style-name="P66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7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  <table:table-row>
          <table:table-cell table:style-name="Таблица4.A2" office:value-type="string">
            <text:p text:style-name="P101">Запуск <text:span text:style-name="T157">события </text:span><text:span text:style-name="T12">(json)</text:span></text:p>
          </table:table-cell>
          <table:table-cell table:style-name="Таблица4.B2" office:value-type="string">
            <text:p text:style-name="P96">0x0<text:span text:style-name="T155">3</text:span></text:p>
          </table:table-cell>
        </table:table-row>
        <table:table-row>
          <table:table-cell table:style-name="Таблица4.A2" office:value-type="string">
            <text:p text:style-name="P101">Запуск действия <text:span text:style-name="T12">(json)</text:span></text:p>
          </table:table-cell>
          <table:table-cell table:style-name="Таблица4.B2" office:value-type="string">
            <text:p text:style-name="P96">0x0<text:span text:style-name="T156">4</text:span></text:p>
          </table:table-cell>
        </table:table-row>
      </table:table>
      <text:p text:style-name="P131"/>
      <text:h text:style-name="P185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text:soft-page-break/></text:p>
          </table:table-cell>
        </table:table-row>
        <table:table-row>
          <table:table-cell table:style-name="Таблица5.A2" office:value-type="string">
            <text:p text:style-name="P112">Отсутствуют</text:p>
          </table:table-cell>
          <table:table-cell table:style-name="Таблица5.B2" office:value-type="string">
            <text:p text:style-name="P112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6">0x<text:span text:style-name="T125">FF</text:span></text:p>
          </table:table-cell>
        </table:table-row>
      </table:table>
      <text:h text:style-name="P182" text:outline-level="3"/>
      <text:h text:style-name="P185" text:outline-level="3"><text:bookmark-start text:name="__RefHeading___Toc2616_25183041452 Копия 1"/><text:span text:style-name="T94">Контрольная сумма</text:span><text:span text:style-name="T95"> </text:span><text:span text:style-name="T96">тела пакета</text:span><text:bookmark-end text:name="__RefHeading___Toc2616_25183041452 Копия 1"/></text:h>
      <text:h text:style-name="P190" text:outline-level="3"><text:bookmark-start text:name="__RefHeading___Toc1836_2934939982 Копия 1"/><text:span text:style-name="T107">Формула расчёта = </text:span><text:span text:style-name="T110">Тип</text:span><text:span text:style-name="T107"> </text:span><text:span text:style-name="T108">+ </text:span><text:span text:style-name="T136">Резерв</text:span><text:span text:style-name="T107"> </text:span><text:span text:style-name="T108">+ </text:span><text:span text:style-name="T107">Флаги </text:span><text:span text:style-name="T109">+ </text:span><text:span text:style-name="T107">Размер пакета данных</text:span><text:bookmark-end text:name="__RefHeading___Toc1836_2934939982 Копия 1"/></text:h>
      <text:h text:style-name="P192" text:outline-level="3"/>
      <text:h text:style-name="P171" text:outline-level="2"><text:bookmark-start text:name="__RefHeading___Toc2622_2518304145 Копия 2"/><text:span text:style-name="T142">Хост - широковещательное оповещение</text:span><text:bookmark-end text:name="__RefHeading___Toc2622_2518304145 Копия 2"/></text:h>
      <text:p text:style-name="P197"><text:span text:style-name="T164">Размер: </text:span><text:span text:style-name="T129">1</text:span><text:span text:style-name="T165">6</text:span><text:span text:style-name="T36"> + </text:span><text:span text:style-name="T42">N</text:span><text:span text:style-name="T118"> байт</text:span><text:span text:style-name="T36">, </text:span><text:span text:style-name="T42">N</text:span><text:span text:style-name="T118"> </text:span><text:span text:style-name="T115">максимум </text:span><text:span text:style-name="T70">2</text:span><text:span text:style-name="T57">8</text:span><text:span text:style-name="T70"> - 1</text:span><text:span text:style-name="T146"> </text:span><text:span text:style-name="T43">(1</text:span><text:span text:style-name="T45">6</text:span><text:span text:style-name="T43"> + </text:span><text:span text:style-name="T45">255</text:span><text:span text:style-name="T43">)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1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1">Порт</text:p>
          </table:table-cell>
          <table:table-cell table:style-name="Таблица7.E1" office:value-type="string">
            <text:p text:style-name="P6"><text:span text:style-name="T16">Контрольная сумма</text:span> </text:p>
            <text:p text:style-name="P29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3"><text:span text:style-name="T142">4</text:span> байт</text:p>
          </table:table-cell>
          <table:table-cell table:style-name="Таблица7.C2" office:value-type="string">
            <text:p text:style-name="P58"><text:span text:style-name="T17">1</text:span> байт<text:span text:style-name="T16">а</text:span></text:p>
          </table:table-cell>
          <table:table-cell table:style-name="Таблица7.D2" office:value-type="string">
            <text:p text:style-name="P53"><text:span text:style-name="T142">2</text:span> байта</text:p>
          </table:table-cell>
          <table:table-cell table:style-name="Таблица7.E2" office:value-type="string">
            <text:p text:style-name="P62"><text:span text:style-name="T129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3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9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7"/>
      <text:h text:style-name="P186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4">Отсутствуют</text:p>
          </table:table-cell>
          <table:table-cell table:style-name="Таблица9.B2" office:value-type="string">
            <text:p text:style-name="P114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7">0x<text:span text:style-name="T125">FF</text:span></text:p>
          </table:table-cell>
        </table:table-row>
      </table:table>
      <text:h text:style-name="P183" text:outline-level="3"/>
      <text:h text:style-name="P186" text:outline-level="3"><text:bookmark-start text:name="__RefHeading___Toc2616_25183041452 Копия 2"/><text:span text:style-name="T94">Контрольная сумма</text:span><text:span text:style-name="T95"> </text:span><text:span text:style-name="T96">тела пакета</text:span><text:bookmark-end text:name="__RefHeading___Toc2616_25183041452 Копия 2"/></text:h>
      <text:h text:style-name="P194" text:outline-level="3"><text:bookmark-start text:name="__RefHeading___Toc1836_2934939982 Копия 2"/>Формула расчёта = Длина имени устройства <text:span text:style-name="T143">+ </text:span><text:span text:style-name="T26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94" text:outline-level="3"><text:span text:style-name="T11"/></text:h>
      <text:h text:style-name="P172" text:outline-level="2"><text:bookmark-start text:name="__RefHeading___Toc2620_2518304145 Копия 1"/><text:span text:style-name="T147">Данные лог файла</text:span> <text:span text:style-name="T149">хоста</text:span><text:bookmark-end text:name="__RefHeading___Toc2620_2518304145 Копия 1"/></text:h>
      <text:p text:style-name="P199"><text:span text:style-name="T164">Размер: </text:span><text:span text:style-name="T166">3</text:span><text:span text:style-name="T129">5</text:span><text:span text:style-name="T36"> + </text:span><text:span text:style-name="T42">N</text:span><text:span text:style-name="T118"> байт</text:span><text:span text:style-name="T36">, </text:span><text:span text:style-name="T42">N</text:span><text:span text:style-name="T118"> </text:span><text:span text:style-name="T115">максимум </text:span><text:span text:style-name="T70">2</text:span><text:span text:style-name="T57">8</text:span><text:span text:style-name="T70"> - 1 </text:span><text:span text:style-name="T76">+ </text:span><text:span text:style-name="T115">2</text:span><text:span text:style-name="T116">32</text:span><text:span text:style-name="T36"> - </text:span><text:span text:style-name="T146">1 </text:span><text:span text:style-name="T43">(</text:span><text:span text:style-name="T46">3</text:span><text:span text:style-name="T43">5 + </text:span><text:span text:style-name="T46">255 + </text:span><text:span text:style-name="T43">4096 Мб)</text:span></text:p>
      <text:p text:style-name="P198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2">Дата/время <text:span text:style-name="T150">начал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2">Дата/время <text:span text:style-name="T150">конц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3">Интервал <text:span text:style-name="T152">между записями</text:span><text:span text:style-name="T149"> </text:span><text:span text:style-name="T150">(миллисекунды)</text:span></text:p>
          </table:table-cell>
          <table:table-cell table:style-name="Таблица8.A1" office:value-type="string">
            <text:p text:style-name="P43">Флаги</text:p>
          </table:table-cell>
          <table:table-cell table:style-name="Таблица8.A1" office:value-type="string">
            <text:p text:style-name="P44">Номер канала</text:p>
          </table:table-cell>
          <table:table-cell table:style-name="Таблица8.G1" office:value-type="string">
            <text:p text:style-name="P7">Размер </text:p>
            <text:p text:style-name="P30"><text:span text:style-name="T154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4"><text:span text:style-name="T147">8</text:span> байт</text:p>
          </table:table-cell>
          <table:table-cell table:style-name="Таблица8.C2" office:value-type="string">
            <text:p text:style-name="P54"><text:span text:style-name="T147">8</text:span> байт</text:p>
          </table:table-cell>
          <table:table-cell table:style-name="Таблица8.D2" office:value-type="string">
            <text:p text:style-name="P98">4 байта</text:p>
          </table:table-cell>
          <table:table-cell table:style-name="Таблица8.E2" office:value-type="string">
            <text:p text:style-name="P54"><text:span text:style-name="T148">1</text:span> байта</text:p>
          </table:table-cell>
          <table:table-cell table:style-name="Таблица8.F2" office:value-type="string">
            <text:p text:style-name="P54"><text:span text:style-name="T148">1</text:span> байта</text:p>
          </table:table-cell>
          <table:table-cell table:style-name="Таблица8.G2" office:value-type="string">
            <text:p text:style-name="P54"><text:span text:style-name="T97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6">Контрольная сумма</text:span><text:span text:style-name="T99"> пакета</text:span></text:p>
          </table:table-cell>
          <table:covered-table-cell/>
          <table:table-cell table:style-name="Таблица8.C3" table:number-columns-spanned="2" office:value-type="string">
            <text:p text:style-name="P34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3"><text:span text:style-name="T153">8</text:span> байт</text:p>
          </table:table-cell>
          <table:covered-table-cell/>
          <table:table-cell table:style-name="Таблица8.C4" table:number-columns-spanned="2" office:value-type="string">
            <text:p text:style-name="P110"><text:span text:style-name="T37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4"><text:span text:style-name="T38">(</text:span><text:span text:style-name="T37">Размер </text:span><text:span text:style-name="T39">пакета данных</text:span><text:span text:style-name="T38">)</text:span><text:span text:style-name="T39"> </text:span><text:span text:style-name="T6">байт</text:span></text:p>
          </table:table-cell>
          <table:covered-table-cell/>
          <table:covered-table-cell/>
        </table:table-row>
      </table:table>
      <text:p text:style-name="P132"/>
      <text:h text:style-name="P187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9">Для записей R и W в лог файле</text:p>
          </table:table-cell>
          <table:table-cell table:style-name="Таблица10.B2" office:value-type="string">
            <text:p text:style-name="P68">0x00</text:p>
          </table:table-cell>
        </table:table-row>
        <table:table-row>
          <table:table-cell table:style-name="Таблица10.A2" office:value-type="string">
            <text:p text:style-name="P99">Для записей R в лог файле</text:p>
          </table:table-cell>
          <table:table-cell table:style-name="Таблица10.B2" office:value-type="string">
            <text:p text:style-name="P68">0x0<text:span text:style-name="T151">1</text:span></text:p>
          </table:table-cell>
        </table:table-row>
        <table:table-row>
          <table:table-cell table:style-name="Таблица10.A2" office:value-type="string">
            <text:p text:style-name="P99">Для записей W в лог файле</text:p>
          </table:table-cell>
          <table:table-cell table:style-name="Таблица10.B2" office:value-type="string">
            <text:p text:style-name="P68">0x0<text:span text:style-name="T151">2</text:span></text:p>
          </table:table-cell>
        </table:table-row>
        <table:table-row>
          <table:table-cell table:style-name="Таблица10.A2" office:value-type="string">
            <text:p text:style-name="P99">Ошибка</text:p>
          </table:table-cell>
          <table:table-cell table:style-name="Таблица10.B2" office:value-type="string">
            <text:p text:style-name="P68">0x<text:span text:style-name="T151">FF</text:span></text:p>
          </table:table-cell>
        </table:table-row>
      </table:table>
      <text:p text:style-name="P129"/>
      <text:h text:style-name="P187" text:outline-level="3"><text:bookmark-start text:name="__RefHeading___Toc2616_25183041451 Копия 1"/><text:soft-page-break/><text:span text:style-name="T94">Контрольная сумма</text:span><text:span text:style-name="T95"> </text:span><text:span text:style-name="T96">тела пакета</text:span><text:bookmark-end text:name="__RefHeading___Toc2616_25183041451 Копия 1"/></text:h>
      <text:h text:style-name="P191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111">Дата/время </text:span><text:span text:style-name="T112">начала интервала </text:span><text:span text:style-name="T113">+ </text:span><text:span text:style-name="T111">Дата/время </text:span><text:span text:style-name="T112">конца интервала </text:span><text:span text:style-name="T113">+ </text:span><text:span text:style-name="T114">Флаги </text:span><text:span text:style-name="T113">+ </text:span><text:span text:style-name="T112">Номер канала </text:span><text:span text:style-name="T77">+ </text:span><text:span text:style-name="T78">Размер </text:span><text:span text:style-name="T79">пакета данных</text:span><text:span text:style-name="T112">.</text:span><text:bookmark-end text:name="__RefHeading___Toc2594_3977278965"/></text:h>
      <text:h text:style-name="P191" text:outline-level="3"><text:span text:style-name="T112"/></text:h>
      <text:p text:style-name="P154"><text:span text:style-name="T20">Структура </text:span><text:span text:style-name="T35">фрагмента </text:span><text:span text:style-name="T28">Данные </text:span><text:span text:style-name="T27">состоит из текстовых строк формата</text:span></text:p>
      <text:p text:style-name="P122">std::to_string(ms) + " " + valueStr + "\n";</text:p>
      <text:h text:style-name="P166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88" text:outline-level="3"><text:bookmark-start text:name="__RefHeading___Toc2626_2518304145"/>Типы данных каналов<text:bookmark-end text:name="__RefHeading___Toc2626_2518304145"/></text:h>
      <text:h text:style-name="P168" text:outline-level="1"><text:bookmark-start text:name="__RefHeading___Toc2014_1011300270"/><text:span text:style-name="T101">enum</text:span><text:span text:style-name="T103"> </text:span><text:span text:style-name="T105">DATA_TYPE</text:span><text:bookmark-end text:name="__RefHeading___Toc2014_1011300270"/></text:h>
      <text:p text:style-name="P141">{</text:p>
      <text:p text:style-name="P141"><text:span text:style-name="T102"><text:s text:c="4"/></text:span><text:span text:style-name="T104">INT_8</text:span>,</text:p>
      <text:p text:style-name="P141"><text:span text:style-name="T102"><text:s text:c="4"/></text:span><text:span text:style-name="T104">INT_16</text:span>,</text:p>
      <text:p text:style-name="P141"><text:span text:style-name="T102"><text:s text:c="4"/></text:span><text:span text:style-name="T104">INT_32</text:span>,</text:p>
      <text:p text:style-name="P142"><text:span text:style-name="T102"><text:s text:c="4"/></text:span><text:span text:style-name="T104">INT_64</text:span>,</text:p>
      <text:p text:style-name="P141"><text:span text:style-name="T102"><text:s text:c="4"/></text:span><text:span text:style-name="T104">FLOAT_32</text:span>,</text:p>
      <text:p text:style-name="P142"><text:span text:style-name="T102"><text:s text:c="4"/></text:span><text:span text:style-name="T104">DOUBLE_64</text:span>,<text:span text:style-name="T102"> </text:span><text:span text:style-name="T106">//</text:span><text:span text:style-name="T102"> </text:span><text:span text:style-name="T106">на</text:span><text:span text:style-name="T102"> </text:span><text:span text:style-name="T106">МК</text:span><text:span text:style-name="T102"> </text:span><text:span text:style-name="T106">double</text:span><text:span text:style-name="T102"> </text:span><text:span text:style-name="T106">32-битный</text:span><text:span text:style-name="T102"> </text:span><text:span text:style-name="T106">может</text:span><text:span text:style-name="T102"> </text:span><text:span text:style-name="T106">быть</text:span></text:p>
      <text:p text:style-name="P141"><text:span text:style-name="T102"><text:s text:c="4"/></text:span><text:span text:style-name="T104">BOOL</text:span>,</text:p>
      <text:p text:style-name="P142"><text:span text:style-name="T102"><text:s text:c="4"/></text:span><text:span text:style-name="T104">STRING</text:span>,</text:p>
      <text:p text:style-name="P141"><text:span text:style-name="T102"><text:s text:c="4"/></text:span><text:span text:style-name="T104">RAW</text:span>,</text:p>
      <text:p text:style-name="P141"><text:span text:style-name="T102"><text:s text:c="4"/></text:span><text:span text:style-name="T104">NONE</text:span></text:p>
      <text:p text:style-name="P143">};</text:p>
      <text:h text:style-name="P167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41">2</text:span><text:bookmark-end text:name="__RefHeading___Toc1731_2518304145 Копия 1"/></text:h>
      <text:h text:style-name="P167" text:outline-level="1"><text:bookmark-start text:name="__RefHeading___Toc1731_2518304145 Копия 2"/><text:bookmark-start text:name="Приложение 1 Копия 2"/><text:span text:style-name="T141">Приложение </text:span><text:bookmark-end text:name="Приложение 1 Копия 2"/><text:span text:style-name="T141">3</text:span><text:bookmark-end text:name="__RefHeading___Toc1731_2518304145 Копия 2"/></text:h>
      <text:p text:style-name="P152"/>
      <text:p text:style-name="P152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6">{</text:p>
      <text:p text:style-name="P136"><text:tab/>"firmware":<text:tab/>{</text:p>
      <text:p text:style-name="P136"><text:tab/><text:tab/>"version":<text:tab/>"1.0",</text:p>
      <text:p text:style-name="P153"><text:span text:style-name="T33"><text:tab/><text:tab/>"url":<text:tab/>"iotv.verbkinm.ru/ota/firm</text:span><text:span text:style-name="T34">w</text:span><text:span text:style-name="T33">are.bin"</text:span></text:p>
      <text:p text:style-name="P136"><text:tab/>}</text:p>
      <text:p text:style-name="P136">}</text:p>
      <text:h text:style-name="P169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0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7-24T08:56:46.992929923</dc:date>
    <meta:editing-duration>P3DT9H5M46S</meta:editing-duration>
    <meta:editing-cycles>226</meta:editing-cycles>
    <meta:generator>LibreOffice/7.6.7.2$Linux_X86_64 LibreOffice_project/60$Build-2</meta:generator>
    <meta:document-statistic meta:table-count="20" meta:image-count="0" meta:object-count="0" meta:page-count="20" meta:paragraph-count="402" meta:word-count="1246" meta:character-count="7124" meta:non-whitespace-character-count="6194"/>
  </office:meta>
</office:document-meta>
</file>